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6.51cm" table:align="margins"/>
    </style:style>
    <style:style style:name="Table1.A" style:family="table-column">
      <style:table-column-properties style:column-width="3.44cm" style:rel-column-width="1950*"/>
    </style:style>
    <style:style style:name="Table1.B" style:family="table-column">
      <style:table-column-properties style:column-width="13.07cm" style:rel-column-width="7410*"/>
    </style:style>
    <style:style style:name="Table1.A1" style:family="table-cell">
      <style:table-cell-properties fo:padding="0cm" fo:border="none"/>
    </style:style>
    <style:style style:name="Table2" style:family="table">
      <style:table-properties style:width="16.51cm" table:align="margins"/>
    </style:style>
    <style:style style:name="Table2.A" style:family="table-column">
      <style:table-column-properties style:column-width="8.255cm" style:rel-column-width="32767*"/>
    </style:style>
    <style:style style:name="Table2.B" style:family="table-column">
      <style:table-column-properties style:column-width="8.255cm" style:rel-column-width="32768*"/>
    </style:style>
    <style:style style:name="Table2.A1" style:family="table-cell">
      <style:table-cell-properties fo:padding="0cm" fo:border="none"/>
    </style:style>
    <style:style style:name="Table3" style:family="table">
      <style:table-properties style:width="16.51cm" table:align="margins"/>
    </style:style>
    <style:style style:name="Table3.A" style:family="table-column">
      <style:table-column-properties style:column-width="8.255cm" style:rel-column-width="32767*"/>
    </style:style>
    <style:style style:name="Table3.B" style:family="table-column">
      <style:table-column-properties style:column-width="8.255cm" style:rel-column-width="32768*"/>
    </style:style>
    <style:style style:name="Table3.A1" style:family="table-cell">
      <style:table-cell-properties fo:padding="0cm" fo:border="none"/>
    </style:style>
    <style:style style:name="Table4" style:family="table">
      <style:table-properties style:width="16.51cm" table:align="margins"/>
    </style:style>
    <style:style style:name="Table4.A" style:family="table-column">
      <style:table-column-properties style:column-width="8.255cm" style:rel-column-width="32767*"/>
    </style:style>
    <style:style style:name="Table4.B" style:family="table-column">
      <style:table-column-properties style:column-width="8.255cm" style:rel-column-width="32768*"/>
    </style:style>
    <style:style style:name="Table4.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Text_20_body" style:list-style-name="L3">
      <style:paragraph-properties fo:margin-top="0cm" fo:margin-bottom="0cm" loext:contextual-spacing="false"/>
    </style:style>
    <style:style style:name="P6" style:family="paragraph" style:parent-style-name="Text_20_body" style:list-style-name="L4">
      <style:paragraph-properties fo:margin-top="0cm" fo:margin-bottom="0cm" loext:contextual-spacing="false"/>
    </style:style>
    <style:style style:name="P7" style:family="paragraph" style:parent-style-name="Table_20_Contents">
      <style:text-properties fo:font-weight="bold" style:font-weight-asian="bold" style:font-weight-complex="bold"/>
    </style:style>
    <style:style style:name="T1" style:family="text">
      <style:text-properties fo:font-style="italic" style:font-style-asian="italic" style:font-style-complex="italic"/>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A186 SYSTEMS ANALYSIS AND DESIGN</text:p>
      <text:h text:style-name="Heading_20_1" text:outline-level="1">BA 186 Syllabus</text:h>
      <text:p text:style-name="First_20_paragraph">c/o Ma Gloria Talavera, Ph.D.</text:p>
      <text:h text:style-name="Heading_20_1" text:outline-level="1">COURSE DETAILS</text:h>
      <text:p text:style-name="First_20_paragraph">BA186 SYSTEMS ANALYSIS AND DESIGN</text:p>
      <text:p text:style-name="Text_20_body">Principles and methods for analyzing, designing and developing different types of business and management systems.</text:p>
      <text:h text:style-name="Heading_20_2" text:outline-level="2">Course Description</text:h>
      <text:p text:style-name="First_20_paragraph">BA 186: Systems Analysis and Design teaches methods for analyzing, designing, and developing different types of business and management systems. This course offers basic knowledge and skills related to computer-based business information systems and systems development practices. The course gives business students an understanding of the impact of information systems in organizations as well as a better grasp of the limits and constraints under which system analysts, programmers, technicians, and other information technology professionals work within organizations.</text:p>
      <text:p text:style-name="P2">Check your understanding: 1. What are examples of <text:span text:style-name="T1">types</text:span> of business and management systems? 2. Give examples of computer-based business information systems 3. Give examples of systems development practices 4. Ask a business owner or manager regarding how big an impact would the loss of their information system software would be to their company</text:p>
      <text:h text:style-name="Heading_20_2" text:outline-level="2">Course Objectives</text:h>
      <text:p text:style-name="First_20_paragraph">At the end of this course, students must be able to:</text:p>
      <text:list xml:id="list2730491355" text:style-name="L1">
        <text:list-item>
          <text:p text:style-name="P3">Learn and understand the processes, methodologies and tools involved in systems development.</text:p>
        </text:list-item>
        <text:list-item>
          <text:p text:style-name="P3">Recognize which tool and which technique to use in a given phase of the systems development process.</text:p>
        </text:list-item>
        <text:list-item>
          <text:p text:style-name="P3">Be exposed to the actual work environment that will provide them the opportunity to apply the concepts and principles of systems analysis and design.</text:p>
        </text:list-item>
        <text:list-item>
          <text:p text:style-name="P3">Understand the impact of SA&amp;D activities to support the business objectives of organizations</text:p>
        </text:list-item>
      </text:list>
      <text:h text:style-name="Heading_20_2" text:outline-level="2"><text:soft-page-break/>Course Methodology</text:h>
      <text:p text:style-name="First_20_paragraph">This course shall employ a variety of methods such as but not limited to, lecture-presentation, discussions, teamwork, video presentations, Q&amp;A. Individual assignments shall be given and case studies shall be assigned so as to ascertain the level of understanding of students. The use of a Learning Management System (LMS) shall be observed all throughout the course duration. Specifically, e-Learning shall be employed to acquaint the students of this mode of learning. Submission of outputs shall be carried out through the LMS. Class interaction is encouraged using the discussion/chat facilities of the course LMS.</text:p>
      <text:h text:style-name="Heading_20_2" text:outline-level="2">Course Learning Management System (LMS) and Official Class Directory</text:h>
      <text:p text:style-name="First_20_paragraph">We will use google classroom. Details will be given on the first day of class.</text:p>
      <text:p text:style-name="Text_20_body">You will not receive any email notices if you will not register in both the LMS and class directory sites. The LMS will provide you access to course materials, assignments and other information relevant to our course.</text:p>
      <text:h text:style-name="Heading_20_1" text:outline-level="1">COURSE OUTLINE</text:h>
      <table:table table:name="Table1" table:style-name="Table1">
        <table:table-column table:style-name="Table1.A"/>
        <table:table-column table:style-name="Table1.B"/>
        <table:table-header-rows>
          <table:table-row>
            <table:table-cell table:style-name="Table1.A1" office:value-type="string">
              <text:p text:style-name="Table_20_Heading">Meeting</text:p>
            </table:table-cell>
            <table:table-cell table:style-name="Table1.A1" office:value-type="string">
              <text:p text:style-name="Table_20_Heading">Topics</text:p>
            </table:table-cell>
          </table:table-row>
        </table:table-header-rows>
        <table:table-row>
          <table:table-cell table:style-name="Table1.A1" office:value-type="string">
            <text:p text:style-name="Table_20_Contents">Month 1</text:p>
          </table:table-cell>
          <table:table-cell office:value-type="string">
            <text:p text:style-name="Standard"/>
          </table:table-cell>
        </table:table-row>
        <table:table-row>
          <table:table-cell table:style-name="Table1.A1" office:value-type="string">
            <text:p text:style-name="Table_20_Contents">mtg 1</text:p>
          </table:table-cell>
          <table:table-cell table:style-name="Table1.A1" office:value-type="string">
            <text:p text:style-name="Table_20_Contents">Preliminaries and Creation of Project Teams</text:p>
          </table:table-cell>
        </table:table-row>
        <table:table-row>
          <table:table-cell table:style-name="Table1.A1" office:value-type="string">
            <text:p text:style-name="Table_20_Contents">mtg 2</text:p>
          </table:table-cell>
          <table:table-cell table:style-name="Table1.A1" office:value-type="string">
            <text:p text:style-name="Table_20_Contents">Chapter 1: The Systems Development Environment</text:p>
          </table:table-cell>
        </table:table-row>
        <table:table-row>
          <table:table-cell table:style-name="Table1.A1" office:value-type="string">
            <text:p text:style-name="Table_20_Contents">mtg 3</text:p>
          </table:table-cell>
          <table:table-cell table:style-name="Table1.A1" office:value-type="string">
            <text:p text:style-name="Table_20_Contents">Chapter 2: The Origins of Software</text:p>
          </table:table-cell>
        </table:table-row>
        <table:table-row>
          <table:table-cell table:style-name="Table1.A1" office:value-type="string">
            <text:p text:style-name="Table_20_Contents">mtg 4</text:p>
          </table:table-cell>
          <table:table-cell table:style-name="Table1.A1" office:value-type="string">
            <text:p text:style-name="Table_20_Contents">Presentation of Project Topics by Team Leaders/Introduction of Team Members</text:p>
          </table:table-cell>
        </table:table-row>
        <table:table-row>
          <table:table-cell table:style-name="Table1.A1" office:value-type="string">
            <text:p text:style-name="Table_20_Contents">mtg 5</text:p>
          </table:table-cell>
          <table:table-cell table:style-name="Table1.A1" office:value-type="string">
            <text:p text:style-name="Table_20_Contents">Chapter 3: Managing the Information Systems Project</text:p>
          </table:table-cell>
        </table:table-row>
        <table:table-row>
          <table:table-cell table:style-name="Table1.A1" office:value-type="string">
            <text:p text:style-name="Table_20_Contents">mtg 6</text:p>
          </table:table-cell>
          <table:table-cell table:style-name="Table1.A1" office:value-type="string">
            <text:p text:style-name="Table_20_Contents">Chapter 4: Identifying and Selecting Systems Development Projects</text:p>
          </table:table-cell>
        </table:table-row>
        <table:table-row>
          <table:table-cell table:style-name="Table1.A1" office:value-type="string">
            <text:p text:style-name="Table_20_Contents">mtg 7</text:p>
          </table:table-cell>
          <table:table-cell table:style-name="Table1.A1" office:value-type="string">
            <text:p text:style-name="Table_20_Contents">Chapter 5: Initiating and Planning Systems Development Projects</text:p>
          </table:table-cell>
        </table:table-row>
        <table:table-row>
          <table:table-cell table:style-name="Table1.A1" office:value-type="string">
            <text:p text:style-name="Table_20_Contents">Month 2</text:p>
          </table:table-cell>
          <table:table-cell office:value-type="string">
            <text:p text:style-name="Standard"/>
          </table:table-cell>
        </table:table-row>
        <table:table-row>
          <table:table-cell table:style-name="Table1.A1" office:value-type="string">
            <text:p text:style-name="Table_20_Contents">mtg 8-9</text:p>
          </table:table-cell>
          <table:table-cell table:style-name="Table1.A1" office:value-type="string">
            <text:p text:style-name="Table_20_Contents">Chapter 6: Determining System Requirements Fieldwork/Team Work/Lab Work</text:p>
          </table:table-cell>
        </table:table-row>
        <table:table-row>
          <table:table-cell table:style-name="Table1.A1" office:value-type="string">
            <text:p text:style-name="Table_20_Contents">mtg 10</text:p>
          </table:table-cell>
          <table:table-cell table:style-name="Table1.A1" office:value-type="string">
            <text:p text:style-name="P7">Midterm Examination</text:p>
          </table:table-cell>
        </table:table-row>
        <table:table-row>
          <table:table-cell table:style-name="Table1.A1" office:value-type="string">
            <text:p text:style-name="Table_20_Contents">mtg 11-12</text:p>
          </table:table-cell>
          <table:table-cell table:style-name="Table1.A1" office:value-type="string">
            <text:p text:style-name="Table_20_Contents">Chapter 7: Structuring System Process Requirements Fieldwork/Team Work/Lab Work</text:p>
          </table:table-cell>
        </table:table-row>
        <table:table-row>
          <table:table-cell table:style-name="Table1.A1" office:value-type="string">
            <text:p text:style-name="Table_20_Contents">mtg 13-14</text:p>
          </table:table-cell>
          <table:table-cell table:style-name="Table1.A1" office:value-type="string">
            <text:p text:style-name="Table_20_Contents">Chapter 8: Structuring System Data Requirements Fieldwork/Team Work/Lab Work</text:p>
          </table:table-cell>
        </table:table-row>
        <table:table-row>
          <table:table-cell table:style-name="Table1.A1" office:value-type="string">
            <text:p text:style-name="Table_20_Contents">Month 3</text:p>
          </table:table-cell>
          <table:table-cell office:value-type="string">
            <text:p text:style-name="Standard"/>
          </table:table-cell>
        </table:table-row>
        <table:table-row>
          <table:table-cell table:style-name="Table1.A1" office:value-type="string">
            <text:p text:style-name="Table_20_Contents">mtg 15-16</text:p>
          </table:table-cell>
          <table:table-cell table:style-name="Table1.A1" office:value-type="string">
            <text:p text:style-name="Table_20_Contents">Chapter 9: Designing Databases Fieldwork/Team Work/Lab Work</text:p>
          </table:table-cell>
        </table:table-row>
        <table:table-row>
          <table:table-cell table:style-name="Table1.A1" office:value-type="string">
            <text:p text:style-name="Table_20_Contents">mtg 17-18</text:p>
          </table:table-cell>
          <table:table-cell table:style-name="Table1.A1" office:value-type="string">
            <text:p text:style-name="Table_20_Contents">Chapter 10: Designing Forms and Reports Fieldwork/Team Work/Lab Work</text:p>
          </table:table-cell>
        </table:table-row>
        <table:table-row>
          <table:table-cell table:style-name="Table1.A1" office:value-type="string">
            <text:p text:style-name="Table_20_Contents">mtg 19-20</text:p>
          </table:table-cell>
          <table:table-cell table:style-name="Table1.A1" office:value-type="string">
            <text:p text:style-name="Table_20_Contents">Chapter 11: Designing Interfaces and Dialogues Fieldwork/Team Work/Lab Work</text:p>
          </table:table-cell>
        </table:table-row>
        <table:table-row>
          <table:table-cell table:style-name="Table1.A1" office:value-type="string">
            <text:p text:style-name="Table_20_Contents">mtg 21</text:p>
          </table:table-cell>
          <table:table-cell table:style-name="Table1.A1" office:value-type="string">
            <text:p text:style-name="Table_20_Contents">Chapter 12: Designing Distributed and Internet Systems</text:p>
          </table:table-cell>
        </table:table-row>
        <table:table-row>
          <table:table-cell table:style-name="Table1.A1" office:value-type="string">
            <text:p text:style-name="Table_20_Contents">Month 4</text:p>
          </table:table-cell>
          <table:table-cell office:value-type="string">
            <text:p text:style-name="Standard"/>
          </table:table-cell>
        </table:table-row>
        <text:soft-page-break/>
        <table:table-row>
          <table:table-cell table:style-name="Table1.A1" office:value-type="string">
            <text:p text:style-name="Table_20_Contents">mtg 22</text:p>
          </table:table-cell>
          <table:table-cell table:style-name="Table1.A1" office:value-type="string">
            <text:p text:style-name="P7">Pre-Final Examination</text:p>
          </table:table-cell>
        </table:table-row>
        <table:table-row>
          <table:table-cell table:style-name="Table1.A1" office:value-type="string">
            <text:p text:style-name="Table_20_Contents">mtg 23</text:p>
          </table:table-cell>
          <table:table-cell table:style-name="Table1.A1" office:value-type="string">
            <text:p text:style-name="Table_20_Contents">Team Presentation</text:p>
          </table:table-cell>
        </table:table-row>
        <table:table-row>
          <table:table-cell table:style-name="Table1.A1" office:value-type="string">
            <text:p text:style-name="Table_20_Contents">mtg 24</text:p>
          </table:table-cell>
          <table:table-cell table:style-name="Table1.A1" office:value-type="string">
            <text:p text:style-name="Table_20_Contents">Team Presentation</text:p>
          </table:table-cell>
        </table:table-row>
        <table:table-row>
          <table:table-cell table:style-name="Table1.A1" office:value-type="string">
            <text:p text:style-name="Table_20_Contents">mtg 25</text:p>
          </table:table-cell>
          <table:table-cell table:style-name="Table1.A1" office:value-type="string">
            <text:p text:style-name="Table_20_Contents">Team Presentation</text:p>
          </table:table-cell>
        </table:table-row>
        <table:table-row>
          <table:table-cell table:style-name="Table1.A1" office:value-type="string">
            <text:p text:style-name="Table_20_Contents">mtg 26</text:p>
          </table:table-cell>
          <table:table-cell table:style-name="Table1.A1" office:value-type="string">
            <text:p text:style-name="Table_20_Contents">Team Presentation</text:p>
          </table:table-cell>
        </table:table-row>
        <table:table-row>
          <table:table-cell table:style-name="Table1.A1" office:value-type="string">
            <text:p text:style-name="Table_20_Contents">mtg 27</text:p>
          </table:table-cell>
          <table:table-cell table:style-name="Table1.A1" office:value-type="string">
            <text:p text:style-name="Table_20_Contents">Submission of Final Deliverables and Peer Review</text:p>
          </table:table-cell>
        </table:table-row>
        <table:table-row>
          <table:table-cell table:style-name="Table1.A1" office:value-type="string">
            <text:p text:style-name="Table_20_Contents">Month 5</text:p>
          </table:table-cell>
          <table:table-cell office:value-type="string">
            <text:p text:style-name="Standard"/>
          </table:table-cell>
        </table:table-row>
        <table:table-row>
          <table:table-cell table:style-name="Table1.A1" office:value-type="string">
            <text:p text:style-name="Table_20_Contents">mtg 28</text:p>
          </table:table-cell>
          <table:table-cell table:style-name="Table1.A1" office:value-type="string">
            <text:p text:style-name="Table_20_Contents">Final Examination*</text:p>
          </table:table-cell>
        </table:table-row>
        <table:table-row>
          <table:table-cell table:style-name="Table1.A1" office:value-type="string">
            <text:p text:style-name="Table_20_Contents">mtg 29</text:p>
          </table:table-cell>
          <table:table-cell table:style-name="Table1.A1" office:value-type="string">
            <text:p text:style-name="Table_20_Contents">Course Wrap-up</text:p>
          </table:table-cell>
        </table:table-row>
        <table:table-row>
          <table:table-cell table:style-name="Table1.A1" office:value-type="string">
            <text:p text:style-name="Table_20_Contents">mtg 30</text:p>
          </table:table-cell>
          <table:table-cell table:style-name="Table1.A1" office:value-type="string">
            <text:p text:style-name="Table_20_Contents">Grade Consultation</text:p>
          </table:table-cell>
        </table:table-row>
      </table:table>
      <text:p text:style-name="First_20_paragraph">Note: <text:span text:style-name="T1">Based on actual circumstances and assessing the progress of the class, the Instructor reserves the right to change/ collapse/interchange any of the topics as listed above.</text:span></text:p>
      <text:h text:style-name="Heading_20_1" text:outline-level="1">COURSE REQUIREMENTS</text:h>
      <text:p text:style-name="First_20_paragraph">The class shall observe the following course deliverables:</text:p>
      <text:list xml:id="list1201916066" text:style-name="L2">
        <text:list-item>
          <text:p text:style-name="P4">Written Exams (Midterm and Pre-Final)</text:p>
        </text:list-item>
        <text:list-item>
          <text:p text:style-name="P4">Final Exam (for those who will not meet the average score of 60%, midterm and pre-final exams)</text:p>
        </text:list-item>
        <text:list-item>
          <text:p text:style-name="P4">Quizzes (shall be given at the discretion of the Instructor)</text:p>
        </text:list-item>
        <text:list-item>
          <text:p text:style-name="P4">Team Presentations and Deliverables</text:p>
        </text:list-item>
      </text:list>
      <text:p text:style-name="First_20_paragraph">At the end of the semester, each student shall be evaluated based on the following items:</text:p>
      <table:table table:name="Table2" table:style-name="Table2">
        <table:table-column table:style-name="Table2.A"/>
        <table:table-column table:style-name="Table2.B"/>
        <table:table-header-rows>
          <table:table-row>
            <table:table-cell table:style-name="Table2.A1" office:value-type="string">
              <text:p text:style-name="Table_20_Heading">Requirement</text:p>
            </table:table-cell>
            <table:table-cell table:style-name="Table2.A1" office:value-type="string">
              <text:p text:style-name="Table_20_Heading">Weight</text:p>
            </table:table-cell>
          </table:table-row>
        </table:table-header-rows>
        <table:table-row>
          <table:table-cell table:style-name="Table2.A1" office:value-type="string">
            <text:p text:style-name="Table_20_Contents">Class Participation/Attendance/Individual Assignments</text:p>
          </table:table-cell>
          <table:table-cell table:style-name="Table2.A1" office:value-type="string">
            <text:p text:style-name="Table_20_Contents">10%</text:p>
          </table:table-cell>
        </table:table-row>
        <table:table-row>
          <table:table-cell table:style-name="Table2.A1" office:value-type="string">
            <text:p text:style-name="Table_20_Contents">Midterm Exam and Pre-Final Exam</text:p>
          </table:table-cell>
          <table:table-cell table:style-name="Table2.A1" office:value-type="string">
            <text:p text:style-name="Table_20_Contents">30%</text:p>
          </table:table-cell>
        </table:table-row>
        <table:table-row>
          <table:table-cell table:style-name="Table2.A1" office:value-type="string">
            <text:p text:style-name="Table_20_Contents">Group Tasks/Assignments</text:p>
          </table:table-cell>
          <table:table-cell table:style-name="Table2.A1" office:value-type="string">
            <text:p text:style-name="Table_20_Contents">10%</text:p>
          </table:table-cell>
        </table:table-row>
        <table:table-row>
          <table:table-cell table:style-name="Table2.A1" office:value-type="string">
            <text:p text:style-name="Table_20_Contents">SA&amp;D Deliverables</text:p>
          </table:table-cell>
          <table:table-cell table:style-name="Table2.A1" office:value-type="string">
            <text:p text:style-name="Table_20_Contents">40%</text:p>
          </table:table-cell>
        </table:table-row>
        <table:table-row>
          <table:table-cell table:style-name="Table2.A1" office:value-type="string">
            <text:p text:style-name="Table_20_Contents">Team Presentation</text:p>
          </table:table-cell>
          <table:table-cell table:style-name="Table2.A1" office:value-type="string">
            <text:p text:style-name="Table_20_Contents">10%</text:p>
          </table:table-cell>
        </table:table-row>
        <table:table-row>
          <table:table-cell table:style-name="Table2.A1" office:value-type="string">
            <text:p text:style-name="P7">Total</text:p>
          </table:table-cell>
          <table:table-cell table:style-name="Table2.A1" office:value-type="string">
            <text:p text:style-name="P7">100%</text:p>
          </table:table-cell>
        </table:table-row>
      </table:table>
      <text:h text:style-name="Heading_20_1" text:outline-level="1">GRADE EQUIVALENTS</text:h>
      <text:p text:style-name="First_20_paragraph">The scores of the students shall be matched using this grading scale:</text:p>
      <table:table table:name="Table3" table:style-name="Table3">
        <table:table-column table:style-name="Table3.A"/>
        <table:table-column table:style-name="Table3.B"/>
        <table:table-header-rows>
          <table:table-row>
            <table:table-cell table:style-name="Table3.A1" office:value-type="string">
              <text:p text:style-name="Table_20_Heading">SCORE FINAL</text:p>
            </table:table-cell>
            <table:table-cell table:style-name="Table3.A1" office:value-type="string">
              <text:p text:style-name="Table_20_Heading">GRADE</text:p>
            </table:table-cell>
          </table:table-row>
        </table:table-header-rows>
        <table:table-row>
          <table:table-cell table:style-name="Table3.A1" office:value-type="string">
            <text:p text:style-name="Table_20_Contents">92 – 100</text:p>
          </table:table-cell>
          <table:table-cell table:style-name="Table3.A1" office:value-type="string">
            <text:p text:style-name="Table_20_Contents">1.0</text:p>
          </table:table-cell>
        </table:table-row>
        <table:table-row>
          <table:table-cell table:style-name="Table3.A1" office:value-type="string">
            <text:p text:style-name="Table_20_Contents">88 - below 92</text:p>
          </table:table-cell>
          <table:table-cell table:style-name="Table3.A1" office:value-type="string">
            <text:p text:style-name="Table_20_Contents">1.25</text:p>
          </table:table-cell>
        </table:table-row>
        <table:table-row>
          <table:table-cell table:style-name="Table3.A1" office:value-type="string">
            <text:p text:style-name="Table_20_Contents">85 - below 88</text:p>
          </table:table-cell>
          <table:table-cell table:style-name="Table3.A1" office:value-type="string">
            <text:p text:style-name="Table_20_Contents">1.5</text:p>
          </table:table-cell>
        </table:table-row>
        <table:table-row>
          <table:table-cell table:style-name="Table3.A1" office:value-type="string">
            <text:p text:style-name="Table_20_Contents">82 - below 85</text:p>
          </table:table-cell>
          <table:table-cell table:style-name="Table3.A1" office:value-type="string">
            <text:p text:style-name="Table_20_Contents">1.75</text:p>
          </table:table-cell>
        </table:table-row>
        <table:table-row>
          <table:table-cell table:style-name="Table3.A1" office:value-type="string">
            <text:p text:style-name="Table_20_Contents">78 - below 82</text:p>
          </table:table-cell>
          <table:table-cell table:style-name="Table3.A1" office:value-type="string">
            <text:p text:style-name="Table_20_Contents">2.0</text:p>
          </table:table-cell>
        </table:table-row>
        <table:table-row>
          <table:table-cell table:style-name="Table3.A1" office:value-type="string">
            <text:p text:style-name="Table_20_Contents">74 - below 78</text:p>
          </table:table-cell>
          <table:table-cell table:style-name="Table3.A1" office:value-type="string">
            <text:p text:style-name="Table_20_Contents">2.25</text:p>
          </table:table-cell>
        </table:table-row>
        <table:table-row>
          <table:table-cell table:style-name="Table3.A1" office:value-type="string">
            <text:p text:style-name="Table_20_Contents">70 - below 74</text:p>
          </table:table-cell>
          <table:table-cell table:style-name="Table3.A1" office:value-type="string">
            <text:p text:style-name="Table_20_Contents">2.5</text:p>
          </table:table-cell>
        </table:table-row>
        <table:table-row>
          <table:table-cell table:style-name="Table3.A1" office:value-type="string">
            <text:p text:style-name="Table_20_Contents">65 - below 70</text:p>
          </table:table-cell>
          <table:table-cell table:style-name="Table3.A1" office:value-type="string">
            <text:p text:style-name="Table_20_Contents">2.75</text:p>
          </table:table-cell>
        </table:table-row>
        <table:table-row>
          <table:table-cell table:style-name="Table3.A1" office:value-type="string">
            <text:p text:style-name="Table_20_Contents">60 - below 65</text:p>
          </table:table-cell>
          <table:table-cell table:style-name="Table3.A1" office:value-type="string">
            <text:p text:style-name="Table_20_Contents">3.0</text:p>
          </table:table-cell>
        </table:table-row>
        <text:soft-page-break/>
        <table:table-row>
          <table:table-cell table:style-name="Table3.A1" office:value-type="string">
            <text:p text:style-name="Table_20_Contents">below 60</text:p>
          </table:table-cell>
          <table:table-cell table:style-name="Table3.A1" office:value-type="string">
            <text:p text:style-name="Table_20_Contents">5.0</text:p>
          </table:table-cell>
        </table:table-row>
      </table:table>
      <text:h text:style-name="Heading_20_1" text:outline-level="1">COURSE POLICIES</text:h>
      <text:h text:style-name="Heading_20_2" text:outline-level="2">Project Teams</text:h>
      <text:p text:style-name="First_20_paragraph">The class will be grouped into teams. Each team will have at most five (5) members. These teams will work on the SA&amp;D deliverables, group assignments and in completing all the other requirements of the course.</text:p>
      <text:h text:style-name="Heading_20_2" text:outline-level="2">Attendance</text:h>
      <text:p text:style-name="First_20_paragraph">The class shall observe the University rules on attendance. This applies to sessions where physical presence is required. Four (4) absences (excused/unexcused) are allowed all throughout the duration of the course. A student who exceeds this maximum allowable absences shall be dropped from the class roll. The Instructor shall check the attendance from time to time and this shall be done on a random basis.</text:p>
      <text:h text:style-name="Heading_20_2" text:outline-level="2">Submission of Requirements</text:h>
      <text:p text:style-name="First_20_paragraph">Students are expected to demonstrate utmost diligence in the submission of course requirements. For every day of delay (includes weekends and holidays), five (5) points shall be deducted from the overall score awarded to any work/task. Time management should be observed by students so as to ensure prompt and quality submission of the course requirements.</text:p>
      <text:h text:style-name="Heading_20_2" text:outline-level="2">Code of Ethics</text:h>
      <text:p text:style-name="First_20_paragraph">The highest level of ethical standards must be observed by each and every class member. Being admitted into the program is an accomplishment that should not be tarnished with any pigment of fraud, deceit and distrust. The course will be delivered under the clear cloud of mutual trust and respect.</text:p>
      <text:h text:style-name="Heading_20_2" text:outline-level="2">Peer Evaluation</text:h>
      <text:p text:style-name="First_20_paragraph">Each member of the team will accomplish an online evaluation form at the end of the course. This evaluation form will capture each member’s assessment of the performance of his/her team members. A rating of 1 shall be given to team members whose performance is Very Poor, 3 for Average performance and 5 for those who have Excellent performance. For each missing point, two (2) points shall be deducted from the team score and the student shall receive the resulting score (Illustration: if team score is 90 and peer evaluation rating of student A is 3, student A will receive a score of 86). Thus, it is important that the peer evaluation will be done with utmost care and consideration of what really was delivered and performed by each member of the team.</text:p>
      <text:h text:style-name="Heading_20_2" text:outline-level="2">Group Tasks/Assignments</text:h>
      <text:p text:style-name="First_20_paragraph">The course will require groups/teams to work on various tasks and assignments. These group <text:soft-page-break/>tasks/assignments shall be assigned to the teams at a particular time and submission deadlines shall be specified by the Instructor for each of the tasks/assignments. Papers related to the this team work must be uploaded into the LMS. The evaluation of papers will follow these metrics:</text:p>
      <table:table table:name="Table4" table:style-name="Table4">
        <table:table-column table:style-name="Table4.A"/>
        <table:table-column table:style-name="Table4.B"/>
        <table:table-header-rows>
          <table:table-row>
            <table:table-cell table:style-name="Table4.A1" office:value-type="string">
              <text:p text:style-name="Table_20_Heading">RUBRIC</text:p>
            </table:table-cell>
            <table:table-cell table:style-name="Table4.A1" office:value-type="string">
              <text:p text:style-name="Table_20_Heading">%</text:p>
            </table:table-cell>
          </table:table-row>
        </table:table-header-rows>
        <table:table-row>
          <table:table-cell table:style-name="Table4.A1" office:value-type="string">
            <text:p text:style-name="Table_20_Contents">Organization and Logic</text:p>
          </table:table-cell>
          <table:table-cell table:style-name="Table4.A1" office:value-type="string">
            <text:p text:style-name="Table_20_Contents">30%</text:p>
          </table:table-cell>
        </table:table-row>
        <table:table-row>
          <table:table-cell table:style-name="Table4.A1" office:value-type="string">
            <text:p text:style-name="Table_20_Contents">Depth of Analysis</text:p>
          </table:table-cell>
          <table:table-cell table:style-name="Table4.A1" office:value-type="string">
            <text:p text:style-name="Table_20_Contents">40%</text:p>
          </table:table-cell>
        </table:table-row>
        <table:table-row>
          <table:table-cell table:style-name="Table4.A1" office:value-type="string">
            <text:p text:style-name="Table_20_Contents">Presentation/Delivery of Ideas</text:p>
          </table:table-cell>
          <table:table-cell table:style-name="Table4.A1" office:value-type="string">
            <text:p text:style-name="Table_20_Contents">20%</text:p>
          </table:table-cell>
        </table:table-row>
        <table:table-row>
          <table:table-cell table:style-name="Table4.A1" office:value-type="string">
            <text:p text:style-name="Table_20_Contents">Overall Impact of Paper</text:p>
          </table:table-cell>
          <table:table-cell table:style-name="Table4.A1" office:value-type="string">
            <text:p text:style-name="Table_20_Contents">10%</text:p>
          </table:table-cell>
        </table:table-row>
      </table:table>
      <text:h text:style-name="Heading_20_2" text:outline-level="2">Other Policies</text:h>
      <text:list xml:id="list675281562" text:style-name="L3">
        <text:list-item>
          <text:p text:style-name="P5">Complaints regarding exam results shall be entertained only within a period of one week after the examination papers are returned. No complaints shall be entertained after this period. Students must use a pen or ballpen when taking any examination, otherwise, no complaints whatsoever regarding the examination shall be accepted.</text:p>
        </text:list-item>
        <text:list-item>
          <text:p text:style-name="P5">The specific guidelines that shall govern the other course requirements (team presentations and deliverables) shall be announced in the class prior to the implementation of said course requirements. Each day of delay (including Saturdays and Sundays) shall be penalized by deducting 5 points from whatever score earned by a student/team for a specific requirement.</text:p>
        </text:list-item>
        <text:list-item>
          <text:p text:style-name="P5">Students who will get an average score of 60% or higher shall be exempted from taking the Final Exam. A student who will miss one of the exams (i.e. midterm or pre-final) shall receive 80% of the score of the other exam taken by the student. If he/she will miss both exams, the student will take a Completion Exam and the Final Exam (Thursday, Oct 10). Those who will take the Completion and Final Exam must expect a set of more difficult questions.</text:p>
        </text:list-item>
        <text:list-item>
          <text:p text:style-name="P5">Teams are expected to submit ALL deliverables. If one item is missing, all team members shall automatically receive a grade of INC. For completing said requirements, item #3 above shall be applied in the computation of scores.</text:p>
        </text:list-item>
      </text:list>
      <text:h text:style-name="Heading_20_1" text:outline-level="1">COURSE REFERENCES</text:h>
      <text:list xml:id="list1332346115" text:style-name="L4">
        <text:list-item>
          <text:p text:style-name="P6">Modern Systems Analysis and Design, 6th edition. Jeffrey A. Hoffer, Joey F. George, and Joseph S. Valacich,2011.</text:p>
        </text:list-item>
        <text:list-item>
          <text:p text:style-name="P6">Systems Analysis and Design. Kenneth E. Kendall and Julie E. Kendall, 6th edi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5</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A186 SYSTEMS ANALYSIS AND DESIGN</dc:title>
    <dc:date>2019-04-09T17:23:38.739835982</dc:date>
    <meta:editing-duration>PT1M47S</meta:editing-duration>
    <meta:editing-cycles>1</meta:editing-cycles>
    <meta:document-statistic meta:table-count="4" meta:image-count="0" meta:object-count="0" meta:page-count="5" meta:paragraph-count="154" meta:word-count="1479" meta:character-count="9210" meta:non-whitespace-character-count="7897"/>
    <meta:generator>LibreOffice/6.0.7.3$Linux_X86_64 LibreOffice_project/00m0$Build-3</meta:generator>
  </office:meta>
</office:document-meta>
</file>